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65cm"/>
    </style:style>
    <style:style style:name="ro1" style:family="table-row">
      <style:table-row-properties style:row-height="0.519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office:forms form:automatic-focus="false" form:apply-design-mode="false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setuptime</text:p>
          </table:table-cell>
          <table:table-cell office:value-type="string">
            <text:p>komunikacja</text:p>
          </table:table-cell>
          <table:table-cell office:value-type="string">
            <text:p>beta</text:p>
          </table:table-cell>
          <table:table-cell office:value-type="string">
            <text:p>szeregowe proc</text:p>
          </table:table-cell>
          <table:table-cell table:number-columns-repeated="2"/>
          <table:table-cell office:value-type="string">
            <text:p>start komunikacji</text:p>
          </table:table-cell>
          <table:table-cell office:value-type="string">
            <text:p>koniec komunikacji</text:p>
          </table:table-cell>
          <table:table-cell office:value-type="string">
            <text:p>Koniec 2. komunikacji</text:p>
          </table:table-cell>
          <table:table-cell office:value-type="string">
            <text:p>koniec obliczeń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 table:number-columns-repeated="6"/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10.4">
            <text:p>10,4</text:p>
          </table:table-cell>
          <table:table-cell office:value-type="float" office:value="4.3">
            <text:p>4,3</text:p>
          </table:table-cell>
          <table:table-cell/>
          <table:table-cell office:value-type="string">
            <text:p>l1</text:p>
          </table:table-cell>
          <table:table-cell office:value-type="float" office:value="3221">
            <text:p>3221</text:p>
          </table:table-cell>
          <table:table-cell office:value-type="float" office:value="1">
            <text:p>1</text:p>
          </table:table-cell>
          <table:table-cell table:formula="oooc:=[.H3]" office:value-type="float" office:value="0">
            <text:p>0</text:p>
          </table:table-cell>
          <table:table-cell table:formula="oooc:=[.G4]+[.A4]+[.B4]*[.C8]" office:value-type="float" office:value="15245.3">
            <text:p>15245,3</text:p>
          </table:table-cell>
          <table:table-cell table:formula="oooc:=[.H4]+[.A4]+[.B4]*[.C5]" office:value-type="float" office:value="24870.5">
            <text:p>24870,5</text:p>
          </table:table-cell>
          <table:table-cell table:formula="oooc:=[.I4]+[.A10]*[.E4]" office:value-type="float" office:value="46129.1">
            <text:p>46129,1</text:p>
          </table:table-cell>
        </table:table-row>
        <table:table-row table:style-name="ro2">
          <table:table-cell office:value-type="float" office:value="10.94">
            <text:p>10,94</text:p>
          </table:table-cell>
          <table:table-cell office:value-type="float" office:value="2.25">
            <text:p>2,25</text:p>
          </table:table-cell>
          <table:table-cell table:formula="oooc:=SUM([.E5:.E7])" office:value-type="float" office:value="2236">
            <text:p>2236</text:p>
          </table:table-cell>
          <table:table-cell office:value-type="string">
            <text:p>l2</text:p>
          </table:table-cell>
          <table:table-cell office:value-type="float" office:value="1307">
            <text:p>1307</text:p>
          </table:table-cell>
          <table:table-cell office:value-type="float" office:value="2">
            <text:p>2</text:p>
          </table:table-cell>
          <table:table-cell table:formula="oooc:=[.I4]" office:value-type="float" office:value="24870.5">
            <text:p>24870,5</text:p>
          </table:table-cell>
          <table:table-cell table:formula="oooc:=[.G5]+[.A4]+[.B4]*[.C6]" office:value-type="float" office:value="28875.6">
            <text:p>28875,6</text:p>
          </table:table-cell>
          <table:table-cell table:formula="oooc:=[.H5]" office:value-type="float" office:value="28875.6">
            <text:p>28875,6</text:p>
          </table:table-cell>
          <table:table-cell table:formula="oooc:=[.H5]+[.A10]*[.E5]*2" office:value-type="float" office:value="46128">
            <text:p>46128</text:p>
          </table:table-cell>
        </table:table-row>
        <table:table-row table:style-name="ro2">
          <table:table-cell table:number-columns-repeated="2"/>
          <table:table-cell table:formula="oooc:=SUM([.E6:.E7])" office:value-type="float" office:value="929">
            <text:p>929</text:p>
          </table:table-cell>
          <table:table-cell office:value-type="string">
            <text:p>l3</text:p>
          </table:table-cell>
          <table:table-cell office:value-type="float" office:value="626">
            <text:p>626</text:p>
          </table:table-cell>
          <table:table-cell office:value-type="float" office:value="3">
            <text:p>3</text:p>
          </table:table-cell>
          <table:table-cell table:formula="oooc:=[.H5]" office:value-type="float" office:value="28875.6">
            <text:p>28875,6</text:p>
          </table:table-cell>
          <table:table-cell table:formula="oooc:=[.G6]+[.A4]+[.B5]*[.C7]" office:value-type="float" office:value="29567.75">
            <text:p>29567,75</text:p>
          </table:table-cell>
          <table:table-cell table:formula="oooc:=[.H6]" office:value-type="float" office:value="29567.75">
            <text:p>29567,75</text:p>
          </table:table-cell>
          <table:table-cell table:formula="oooc:=[.H6]+[.A10]*[.E6]*4" office:value-type="float" office:value="46094.15">
            <text:p>46094,15</text:p>
          </table:table-cell>
        </table:table-row>
        <table:table-row table:style-name="ro2">
          <table:table-cell table:number-columns-repeated="2"/>
          <table:table-cell table:formula="oooc:=SUM([.E7])" office:value-type="float" office:value="303">
            <text:p>303</text:p>
          </table:table-cell>
          <table:table-cell office:value-type="string">
            <text:p>l4</text:p>
          </table:table-cell>
          <table:table-cell office:value-type="float" office:value="303">
            <text:p>303</text:p>
          </table:table-cell>
          <table:table-cell office:value-type="float" office:value="4">
            <text:p>4</text:p>
          </table:table-cell>
          <table:table-cell table:formula="oooc:=[.H6]" office:value-type="float" office:value="29567.75">
            <text:p>29567,75</text:p>
          </table:table-cell>
          <table:table-cell table:formula="oooc:=[.G7]" office:value-type="float" office:value="29567.75">
            <text:p>29567,75</text:p>
          </table:table-cell>
          <table:table-cell table:formula="oooc:=[.H7]" office:value-type="float" office:value="29567.75">
            <text:p>29567,75</text:p>
          </table:table-cell>
          <table:table-cell table:formula="oooc:=[.H7]+[.A11]*[.E7]*8" office:value-type="float" office:value="46123.67">
            <text:p>46123,67</text:p>
          </table:table-cell>
        </table:table-row>
        <table:table-row table:style-name="ro2">
          <table:table-cell table:number-columns-repeated="2"/>
          <table:table-cell table:formula="oooc:=SUM([.E8:.E10])" office:value-type="float" office:value="3543">
            <text:p>3543</text:p>
          </table:table-cell>
          <table:table-cell office:value-type="string">
            <text:p>l5</text:p>
          </table:table-cell>
          <table:table-cell office:value-type="float" office:value="2091">
            <text:p>2091</text:p>
          </table:table-cell>
          <table:table-cell office:value-type="float" office:value="5">
            <text:p>5</text:p>
          </table:table-cell>
          <table:table-cell table:formula="oooc:=[.H4]" office:value-type="float" office:value="15245.3">
            <text:p>15245,3</text:p>
          </table:table-cell>
          <table:table-cell table:formula="oooc:=[.G8]+[.A4]+[.B5]*[.C9]" office:value-type="float" office:value="18522.7">
            <text:p>18522,7</text:p>
          </table:table-cell>
          <table:table-cell table:formula="oooc:=[.H8]" office:value-type="float" office:value="18522.7">
            <text:p>18522,7</text:p>
          </table:table-cell>
          <table:table-cell table:formula="oooc:=[.H8]+[.A10]*[.E8]*2" office:value-type="float" office:value="46123.9">
            <text:p>46123,9</text:p>
          </table:table-cell>
        </table:table-row>
        <table:table-row table:style-name="ro2">
          <table:table-cell office:value-type="string">
            <text:p>obliczenia</text:p>
          </table:table-cell>
          <table:table-cell/>
          <table:table-cell table:formula="oooc:=SUM([.E9:.E10])" office:value-type="float" office:value="1452">
            <text:p>1452</text:p>
          </table:table-cell>
          <table:table-cell office:value-type="string">
            <text:p>l6</text:p>
          </table:table-cell>
          <table:table-cell office:value-type="float" office:value="970">
            <text:p>970</text:p>
          </table:table-cell>
          <table:table-cell office:value-type="float" office:value="6">
            <text:p>6</text:p>
          </table:table-cell>
          <table:table-cell table:formula="oooc:=[.H8]" office:value-type="float" office:value="18522.7">
            <text:p>18522,7</text:p>
          </table:table-cell>
          <table:table-cell table:formula="oooc:=[.G9]+[.A5]+[.B5]*[.C10]" office:value-type="float" office:value="19618.14">
            <text:p>19618,14</text:p>
          </table:table-cell>
          <table:table-cell table:formula="oooc:=[.H9]" office:value-type="float" office:value="19618.14">
            <text:p>19618,14</text:p>
          </table:table-cell>
          <table:table-cell table:formula="oooc:=[.H9]+[.E9]*[.A11]*4" office:value-type="float" office:value="46118.54">
            <text:p>46118,54</text:p>
          </table:table-cell>
        </table:table-row>
        <table:table-row table:style-name="ro2">
          <table:table-cell office:value-type="float" office:value="6.6">
            <text:p>6,6</text:p>
          </table:table-cell>
          <table:table-cell/>
          <table:table-cell table:formula="oooc:=[.E10]" office:value-type="float" office:value="482">
            <text:p>482</text:p>
          </table:table-cell>
          <table:table-cell office:value-type="string">
            <text:p>l7</text:p>
          </table:table-cell>
          <table:table-cell office:value-type="float" office:value="482">
            <text:p>482</text:p>
          </table:table-cell>
          <table:table-cell office:value-type="float" office:value="7">
            <text:p>7</text:p>
          </table:table-cell>
          <table:table-cell table:formula="oooc:=[.H9]" office:value-type="float" office:value="19618.14">
            <text:p>19618,14</text:p>
          </table:table-cell>
          <table:table-cell table:formula="oooc:=[.G10]" office:value-type="float" office:value="19618.14">
            <text:p>19618,14</text:p>
          </table:table-cell>
          <table:table-cell table:formula="oooc:=[.H10]" office:value-type="float" office:value="19618.14">
            <text:p>19618,14</text:p>
          </table:table-cell>
          <table:table-cell table:formula="oooc:=[.H10]+[.E10]*[.A11]*8" office:value-type="float" office:value="45954.62">
            <text:p>45954,62</text:p>
          </table:table-cell>
        </table:table-row>
        <table:table-row table:style-name="ro2">
          <table:table-cell office:value-type="float" office:value="6.83">
            <text:p>6,83</text:p>
          </table:table-cell>
          <table:table-cell table:number-columns-repeated="2"/>
          <table:table-cell office:value-type="string">
            <text:p>T</text:p>
          </table:table-cell>
          <table:table-cell office:value-type="string">
            <text:p>46129.1</text:p>
          </table:table-cell>
          <table:table-cell table:number-columns-repeated="5"/>
        </table:table-row>
        <table:table-row table:style-name="ro2" table:number-rows-repeated="7">
          <table:table-cell table:number-columns-repeated="10"/>
        </table:table-row>
        <table:table-row table:style-name="ro1">
          <table:table-cell office:value-type="string">
            <text:p>setuptime</text:p>
          </table:table-cell>
          <table:table-cell office:value-type="string">
            <text:p>komunikacja</text:p>
          </table:table-cell>
          <table:table-cell office:value-type="string">
            <text:p>beta</text:p>
          </table:table-cell>
          <table:table-cell office:value-type="string">
            <text:p>szeregowe lacza</text:p>
          </table:table-cell>
          <table:table-cell table:number-columns-repeated="2"/>
          <table:table-cell office:value-type="string">
            <text:p>start komunikacji</text:p>
          </table:table-cell>
          <table:table-cell office:value-type="string">
            <text:p>koniec komunikacji</text:p>
          </table:table-cell>
          <table:table-cell office:value-type="string">
            <text:p>Koniec 2. komunikacji</text:p>
          </table:table-cell>
          <table:table-cell office:value-type="string">
            <text:p>koniec obliczeń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 table:number-columns-repeated="6"/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10.4">
            <text:p>10,4</text:p>
          </table:table-cell>
          <table:table-cell office:value-type="float" office:value="4.3">
            <text:p>4,3</text:p>
          </table:table-cell>
          <table:table-cell/>
          <table:table-cell office:value-type="string">
            <text:p>l1</text:p>
          </table:table-cell>
          <table:table-cell office:value-type="float" office:value="3116">
            <text:p>3116</text:p>
          </table:table-cell>
          <table:table-cell office:value-type="float" office:value="1">
            <text:p>1</text:p>
          </table:table-cell>
          <table:table-cell table:formula="oooc:=[.H21]" office:value-type="float" office:value="0">
            <text:p>0</text:p>
          </table:table-cell>
          <table:table-cell table:formula="oooc:=[.G22]+[.A22]+[.B22]*[.C26]" office:value-type="float" office:value="15167.9">
            <text:p>15167,9</text:p>
          </table:table-cell>
          <table:table-cell table:formula="oooc:=[.H22]+[.A22]+[.B22]*[.C23]" office:value-type="float" office:value="25322">
            <text:p>25322</text:p>
          </table:table-cell>
          <table:table-cell table:formula="oooc:=[.I22]+[.A28]*[.E22]" office:value-type="float" office:value="45887.6">
            <text:p>45887,6</text:p>
          </table:table-cell>
        </table:table-row>
        <table:table-row table:style-name="ro2">
          <table:table-cell office:value-type="float" office:value="10.94">
            <text:p>10,94</text:p>
          </table:table-cell>
          <table:table-cell office:value-type="float" office:value="2.25">
            <text:p>2,25</text:p>
          </table:table-cell>
          <table:table-cell table:formula="oooc:=SUM([.E23:.E25])" office:value-type="float" office:value="2359">
            <text:p>2359</text:p>
          </table:table-cell>
          <table:table-cell office:value-type="string">
            <text:p>l2</text:p>
          </table:table-cell>
          <table:table-cell office:value-type="float" office:value="1392">
            <text:p>1392</text:p>
          </table:table-cell>
          <table:table-cell office:value-type="float" office:value="2">
            <text:p>2</text:p>
          </table:table-cell>
          <table:table-cell table:formula="oooc:=[.I22]" office:value-type="float" office:value="25322">
            <text:p>25322</text:p>
          </table:table-cell>
          <table:table-cell table:formula="oooc:=[.G23]+[.A22]+[.B23]*[.C24]" office:value-type="float" office:value="27508.15">
            <text:p>27508,15</text:p>
          </table:table-cell>
          <table:table-cell table:formula="oooc:=[.H23]" office:value-type="float" office:value="27508.15">
            <text:p>27508,15</text:p>
          </table:table-cell>
          <table:table-cell table:formula="oooc:=[.H23]+[.A28]*[.E23]*2" office:value-type="float" office:value="45882.55">
            <text:p>45882,55</text:p>
          </table:table-cell>
        </table:table-row>
        <table:table-row table:style-name="ro2">
          <table:table-cell table:number-columns-repeated="2"/>
          <table:table-cell table:formula="oooc:=SUM([.E24:.E25])" office:value-type="float" office:value="967">
            <text:p>967</text:p>
          </table:table-cell>
          <table:table-cell office:value-type="string">
            <text:p>l3</text:p>
          </table:table-cell>
          <table:table-cell office:value-type="float" office:value="645">
            <text:p>645</text:p>
          </table:table-cell>
          <table:table-cell office:value-type="float" office:value="3">
            <text:p>3</text:p>
          </table:table-cell>
          <table:table-cell table:formula="oooc:=[.H23]" office:value-type="float" office:value="27508.15">
            <text:p>27508,15</text:p>
          </table:table-cell>
          <table:table-cell table:formula="oooc:=[.G24]+[.A23]+[.B23]*[.C25]" office:value-type="float" office:value="28243.59">
            <text:p>28243,59</text:p>
          </table:table-cell>
          <table:table-cell table:formula="oooc:=[.H24]" office:value-type="float" office:value="28243.59">
            <text:p>28243,59</text:p>
          </table:table-cell>
          <table:table-cell table:formula="oooc:=[.H24]+[.A29]*[.E24]*4" office:value-type="float" office:value="45864.99">
            <text:p>45864,99</text:p>
          </table:table-cell>
        </table:table-row>
        <table:table-row table:style-name="ro2">
          <table:table-cell table:number-columns-repeated="2"/>
          <table:table-cell table:formula="oooc:=SUM([.E25])" office:value-type="float" office:value="322">
            <text:p>322</text:p>
          </table:table-cell>
          <table:table-cell office:value-type="string">
            <text:p>l4</text:p>
          </table:table-cell>
          <table:table-cell office:value-type="float" office:value="322">
            <text:p>322</text:p>
          </table:table-cell>
          <table:table-cell office:value-type="float" office:value="4">
            <text:p>4</text:p>
          </table:table-cell>
          <table:table-cell table:formula="oooc:=[.H24]" office:value-type="float" office:value="28243.59">
            <text:p>28243,59</text:p>
          </table:table-cell>
          <table:table-cell table:formula="oooc:=[.G25]" office:value-type="float" office:value="28243.59">
            <text:p>28243,59</text:p>
          </table:table-cell>
          <table:table-cell table:formula="oooc:=[.H25]" office:value-type="float" office:value="28243.59">
            <text:p>28243,59</text:p>
          </table:table-cell>
          <table:table-cell table:formula="oooc:=[.H25]+[.A29]*[.E25]*8" office:value-type="float" office:value="45837.67">
            <text:p>45837,67</text:p>
          </table:table-cell>
        </table:table-row>
        <table:table-row table:style-name="ro2">
          <table:table-cell table:number-columns-repeated="2"/>
          <table:table-cell table:formula="oooc:=SUM([.E26:.E28])" office:value-type="float" office:value="3525">
            <text:p>3525</text:p>
          </table:table-cell>
          <table:table-cell office:value-type="string">
            <text:p>l5</text:p>
          </table:table-cell>
          <table:table-cell office:value-type="float" office:value="2080">
            <text:p>2080</text:p>
          </table:table-cell>
          <table:table-cell office:value-type="float" office:value="5">
            <text:p>5</text:p>
          </table:table-cell>
          <table:table-cell table:formula="oooc:=[.H22]" office:value-type="float" office:value="15167.9">
            <text:p>15167,9</text:p>
          </table:table-cell>
          <table:table-cell table:formula="oooc:=[.G26]+[.A22]+[.B23]*[.C27]" office:value-type="float" office:value="18429.55">
            <text:p>18429,55</text:p>
          </table:table-cell>
          <table:table-cell table:formula="oooc:=[.H26]" office:value-type="float" office:value="18429.55">
            <text:p>18429,55</text:p>
          </table:table-cell>
          <table:table-cell table:formula="oooc:=[.H26]+[.A28]*[.E26]*2" office:value-type="float" office:value="45885.55">
            <text:p>45885,55</text:p>
          </table:table-cell>
        </table:table-row>
        <table:table-row table:style-name="ro2">
          <table:table-cell office:value-type="string">
            <text:p>obliczenia</text:p>
          </table:table-cell>
          <table:table-cell/>
          <table:table-cell table:formula="oooc:=SUM([.E27:.E28])" office:value-type="float" office:value="1445">
            <text:p>1445</text:p>
          </table:table-cell>
          <table:table-cell office:value-type="string">
            <text:p>l6</text:p>
          </table:table-cell>
          <table:table-cell office:value-type="float" office:value="963">
            <text:p>963</text:p>
          </table:table-cell>
          <table:table-cell office:value-type="float" office:value="6">
            <text:p>6</text:p>
          </table:table-cell>
          <table:table-cell table:formula="oooc:=[.H26]" office:value-type="float" office:value="18429.55">
            <text:p>18429,55</text:p>
          </table:table-cell>
          <table:table-cell table:formula="oooc:=[.G27]+[.A23]+[.B23]*[.C28]" office:value-type="float" office:value="19524.99">
            <text:p>19524,99</text:p>
          </table:table-cell>
          <table:table-cell table:formula="oooc:=[.H27]" office:value-type="float" office:value="19524.99">
            <text:p>19524,99</text:p>
          </table:table-cell>
          <table:table-cell table:formula="oooc:=[.H27]+[.E27]*[.A29]*4" office:value-type="float" office:value="45834.15">
            <text:p>45834,15</text:p>
          </table:table-cell>
        </table:table-row>
        <table:table-row table:style-name="ro2">
          <table:table-cell office:value-type="float" office:value="6.6">
            <text:p>6,6</text:p>
          </table:table-cell>
          <table:table-cell/>
          <table:table-cell table:formula="oooc:=[.E28]" office:value-type="float" office:value="482">
            <text:p>482</text:p>
          </table:table-cell>
          <table:table-cell office:value-type="string">
            <text:p>l7</text:p>
          </table:table-cell>
          <table:table-cell office:value-type="float" office:value="482">
            <text:p>482</text:p>
          </table:table-cell>
          <table:table-cell office:value-type="float" office:value="7">
            <text:p>7</text:p>
          </table:table-cell>
          <table:table-cell table:formula="oooc:=[.H27]" office:value-type="float" office:value="19524.99">
            <text:p>19524,99</text:p>
          </table:table-cell>
          <table:table-cell table:formula="oooc:=[.G28]" office:value-type="float" office:value="19524.99">
            <text:p>19524,99</text:p>
          </table:table-cell>
          <table:table-cell table:formula="oooc:=[.H28]" office:value-type="float" office:value="19524.99">
            <text:p>19524,99</text:p>
          </table:table-cell>
          <table:table-cell table:formula="oooc:=[.H28]+[.E28]*[.A29]*8" office:value-type="float" office:value="45861.47">
            <text:p>45861,47</text:p>
          </table:table-cell>
        </table:table-row>
        <table:table-row table:style-name="ro2">
          <table:table-cell office:value-type="float" office:value="6.83">
            <text:p>6,83</text:p>
          </table:table-cell>
          <table:table-cell table:number-columns-repeated="2"/>
          <table:table-cell office:value-type="string">
            <text:p>T</text:p>
          </table:table-cell>
          <table:table-cell office:value-type="string">
            <text:p>45887.6</text:p>
          </table:table-cell>
          <table:table-cell table:number-columns-repeated="5"/>
        </table:table-row>
      </table:table>
      <table:table table:name="Arkusz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pl" fo:country="PL" style:font-name-asian="DejaVu 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05">05.12.2008</text:date>, <text:time>21:07:3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ux.pl/2.3.1$Linux OpenOffice.org_project/680m9$Build-29238</meta:generator>
    <meta:initial-creator>Szymon Francuzik</meta:initial-creator>
    <meta:creation-date>2008-12-05T17:33:14</meta:creation-date>
    <dc:creator>Szymon Francuzik</dc:creator>
    <dc:date>2008-12-05T21:07:31</dc:date>
    <meta:editing-cycles>6</meta:editing-cycles>
    <meta:editing-duration>PT3H15M0S</meta:editing-duration>
    <meta:user-defined meta:name="Info 1"/>
    <meta:user-defined meta:name="Info 2"/>
    <meta:user-defined meta:name="Info 3"/>
    <meta:user-defined meta:name="Info 4"/>
    <meta:document-statistic meta:table-count="3" meta:cell-count="152"/>
  </office:meta>
</office:document-meta>
</file>